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/>
      <text:p text:style-name="P2">Relational Diagram</text:p>
      <text:p text:style-name="Normal"/>
      <text:p text:style-name="Normal"/>
      <text:p text:style-name="Normal"/>
      <text:p text:style-name="P3"/>
      <text:p text:style-name="P4">Hotel ( Hotel_Id ,Hotel_Name ,#type_Id)</text:p>
      <text:p text:style-name="P5">Type (Type_Id, Type_Name)</text:p>
      <text:p text:style-name="P6">Room(Room_Id, Floor,#Hotel_id, #Category_Id)</text:p>
      <text:p text:style-name="P7">Employee(Employee_Id, Employee_Name,Employee_Speciality, #Hotel_Id)</text:p>
      <text:p text:style-name="P8">Category Category_Id, Category_Name,Price ,Beds_numbers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bkhalil</meta:initial-creator>
    <dc:creator>pubkhalil</dc:creator>
    <meta:creation-date>2021-09-02T20:32:00Z</meta:creation-date>
    <dc:date>2021-09-03T08:44:00Z</dc:date>
    <meta:template xlink:href="Normal" xlink:type="simple"/>
    <meta:editing-cycles>3</meta:editing-cycles>
    <meta:editing-duration>PT1140S</meta:editing-duration>
    <meta:document-statistic meta:page-count="1" meta:paragraph-count="1" meta:word-count="40" meta:character-count="261" meta:row-count="1" meta:non-whitespace-character-count="222"/>
  </office:meta>
</office:document-meta>
</file>